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568cm" fo:margin-left="-0.545cm" table:align="left"/>
    </style:style>
    <style:style style:name="Table1.A" style:family="table-column">
      <style:table-column-properties style:column-width="4.815cm"/>
    </style:style>
    <style:style style:name="Table1.B" style:family="table-column">
      <style:table-column-properties style:column-width="4.233cm"/>
    </style:style>
    <style:style style:name="Table1.C" style:family="table-column">
      <style:table-column-properties style:column-width="4.26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a841" officeooo:paragraph-rsid="000ca841"/>
    </style:style>
    <style:style style:name="P2" style:family="paragraph" style:parent-style-name="Standard">
      <style:text-properties fo:font-weight="bold" officeooo:rsid="000ca841" officeooo:paragraph-rsid="000ca841" style:font-weight-asian="bold" style:font-weight-complex="bold"/>
    </style:style>
    <style:style style:name="P3" style:family="paragraph" style:parent-style-name="Standard">
      <style:text-properties fo:font-weight="normal" officeooo:rsid="000ca841" officeooo:paragraph-rsid="000ca841" style:font-weight-asian="normal" style:font-weight-complex="normal"/>
    </style:style>
    <style:style style:name="P4" style:family="paragraph" style:parent-style-name="Standard">
      <style:text-properties style:text-underline-style="solid" style:text-underline-width="auto" style:text-underline-color="font-color" fo:font-weight="normal" officeooo:rsid="000ca841" officeooo:paragraph-rsid="000ca841" style:font-weight-asian="normal" style:font-weight-complex="normal"/>
    </style:style>
    <style:style style:name="P5" style:family="paragraph" style:parent-style-name="Standard">
      <style:text-properties style:text-underline-style="none" fo:font-weight="normal" officeooo:rsid="000ca841" officeooo:paragraph-rsid="000ca841" style:font-weight-asian="normal" style:font-weight-complex="normal"/>
    </style:style>
    <style:style style:name="P6" style:family="paragraph" style:parent-style-name="Standard">
      <style:text-properties style:text-underline-style="none" fo:font-weight="normal" officeooo:rsid="000ddc08" officeooo:paragraph-rsid="000ddc08" style:font-weight-asian="normal" style:font-weight-complex="normal"/>
    </style:style>
    <style:style style:name="P7" style:family="paragraph" style:parent-style-name="Standard">
      <style:text-properties style:text-underline-style="none" fo:font-weight="normal" officeooo:rsid="000dddb8" officeooo:paragraph-rsid="000dddb8" style:font-weight-asian="normal" style:font-weight-complex="normal"/>
    </style:style>
    <style:style style:name="P8" style:family="paragraph" style:parent-style-name="Standard">
      <style:text-properties style:text-underline-style="none" fo:font-weight="normal" officeooo:rsid="000ef473" officeooo:paragraph-rsid="000ef473" style:font-weight-asian="normal" style:font-weight-complex="normal"/>
    </style:style>
    <style:style style:name="P9" style:family="paragraph" style:parent-style-name="Standard">
      <style:text-properties style:text-underline-style="none" fo:font-weight="normal" officeooo:rsid="000fc248" officeooo:paragraph-rsid="000fc248" style:font-weight-asian="normal" style:font-weight-complex="normal"/>
    </style:style>
    <style:style style:name="P10" style:family="paragraph" style:parent-style-name="Standard">
      <style:text-properties style:text-underline-style="none" fo:font-weight="normal" officeooo:rsid="000fc248" officeooo:paragraph-rsid="000ef473" style:font-weight-asian="normal" style:font-weight-complex="normal"/>
    </style:style>
    <style:style style:name="P11" style:family="paragraph" style:parent-style-name="Standard">
      <style:text-properties style:text-underline-style="none" fo:font-weight="normal" officeooo:rsid="0010283a" officeooo:paragraph-rsid="0010283a" style:font-weight-asian="normal" style:font-weight-complex="normal"/>
    </style:style>
    <style:style style:name="P12" style:family="paragraph" style:parent-style-name="Standard">
      <style:text-properties style:text-underline-style="none" fo:font-weight="normal" officeooo:rsid="0011f447" officeooo:paragraph-rsid="0011f447" style:font-weight-asian="normal" style:font-weight-complex="normal"/>
    </style:style>
    <style:style style:name="P13" style:family="paragraph" style:parent-style-name="Standard">
      <style:text-properties style:text-underline-style="none" fo:font-weight="normal" officeooo:rsid="0011f447" officeooo:paragraph-rsid="00125020" style:font-weight-asian="normal" style:font-weight-complex="normal"/>
    </style:style>
    <style:style style:name="P14" style:family="paragraph" style:parent-style-name="Standard">
      <style:text-properties style:text-underline-style="none" fo:font-weight="normal" officeooo:rsid="00125020" officeooo:paragraph-rsid="00125020" style:font-weight-asian="normal" style:font-weight-complex="normal"/>
    </style:style>
    <style:style style:name="P15" style:family="paragraph" style:parent-style-name="Standard">
      <style:text-properties style:text-underline-style="none" fo:font-weight="normal" officeooo:rsid="00141cee" officeooo:paragraph-rsid="00141cee" style:font-weight-asian="normal" style:font-weight-complex="normal"/>
    </style:style>
    <style:style style:name="P16" style:family="paragraph" style:parent-style-name="Standard">
      <style:text-properties style:text-underline-style="none" fo:font-weight="normal" officeooo:rsid="00141cee" officeooo:paragraph-rsid="0016ac4a" style:font-weight-asian="normal" style:font-weight-complex="normal"/>
    </style:style>
    <style:style style:name="P17" style:family="paragraph" style:parent-style-name="Standard">
      <style:text-properties style:text-underline-style="none" fo:font-weight="normal" officeooo:rsid="0016ac4a" officeooo:paragraph-rsid="0016ac4a" style:font-weight-asian="normal" style:font-weight-complex="normal"/>
    </style:style>
    <style:style style:name="P18" style:family="paragraph" style:parent-style-name="Standard">
      <style:text-properties style:text-underline-style="none" fo:font-weight="normal" officeooo:rsid="00180ba3" officeooo:paragraph-rsid="00180ba3" style:font-weight-asian="normal" style:font-weight-complex="normal"/>
    </style:style>
    <style:style style:name="P19" style:family="paragraph" style:parent-style-name="Standard">
      <style:text-properties style:text-underline-style="none" fo:font-weight="normal" officeooo:rsid="0019a065" officeooo:paragraph-rsid="0019a065" style:font-weight-asian="normal" style:font-weight-complex="normal"/>
    </style:style>
    <style:style style:name="P20" style:family="paragraph" style:parent-style-name="Standard">
      <style:text-properties style:text-underline-style="none" fo:font-weight="normal" officeooo:rsid="001ba663" officeooo:paragraph-rsid="001ba663" style:font-weight-asian="normal" style:font-weight-complex="normal"/>
    </style:style>
    <style:style style:name="P21" style:family="paragraph" style:parent-style-name="Standard">
      <style:text-properties style:text-underline-style="none" fo:font-weight="normal" officeooo:rsid="001c5eca" officeooo:paragraph-rsid="001c5eca" style:font-weight-asian="normal" style:font-weight-complex="normal"/>
    </style:style>
    <style:style style:name="P22" style:family="paragraph" style:parent-style-name="Standard">
      <style:text-properties style:text-underline-style="none" fo:font-weight="normal" officeooo:rsid="001d9475" officeooo:paragraph-rsid="001d9475" style:font-weight-asian="normal" style:font-weight-complex="normal"/>
    </style:style>
    <style:style style:name="P23" style:family="paragraph" style:parent-style-name="Standard">
      <style:text-properties style:text-underline-style="none" fo:font-weight="normal" officeooo:rsid="001f618a" officeooo:paragraph-rsid="001f618a" style:font-weight-asian="normal" style:font-weight-complex="normal"/>
    </style:style>
    <style:style style:name="P24" style:family="paragraph" style:parent-style-name="Standard">
      <style:text-properties style:text-underline-style="none" fo:font-weight="normal" officeooo:rsid="001f618a" officeooo:paragraph-rsid="002083d1" style:font-weight-asian="normal" style:font-weight-complex="normal"/>
    </style:style>
    <style:style style:name="P25" style:family="paragraph" style:parent-style-name="Standard">
      <style:text-properties style:text-underline-style="none" fo:font-weight="normal" officeooo:rsid="002083d1" officeooo:paragraph-rsid="002083d1" style:font-weight-asian="normal" style:font-weight-complex="normal"/>
    </style:style>
    <style:style style:name="P26" style:family="paragraph" style:parent-style-name="Standard">
      <style:text-properties style:text-underline-style="none" fo:font-weight="normal" officeooo:rsid="002246f7" officeooo:paragraph-rsid="002246f7" style:font-weight-asian="normal" style:font-weight-complex="normal"/>
    </style:style>
    <style:style style:name="P27" style:family="paragraph" style:parent-style-name="Standard">
      <style:text-properties style:text-underline-style="none" fo:font-weight="normal" officeooo:rsid="00236e87" officeooo:paragraph-rsid="00236e87" style:font-weight-asian="normal" style:font-weight-complex="normal"/>
    </style:style>
    <style:style style:name="P28" style:family="paragraph" style:parent-style-name="Standard">
      <style:text-properties style:text-underline-style="none" fo:font-weight="normal" officeooo:rsid="0023c936" officeooo:paragraph-rsid="0023c936" style:font-weight-asian="normal" style:font-weight-complex="normal"/>
    </style:style>
    <style:style style:name="P29" style:family="paragraph" style:parent-style-name="Standard">
      <style:text-properties style:text-underline-style="none" fo:font-weight="normal" officeooo:rsid="00245329" officeooo:paragraph-rsid="00245329" style:font-weight-asian="normal" style:font-weight-complex="normal"/>
    </style:style>
    <style:style style:name="P30" style:family="paragraph" style:parent-style-name="Standard">
      <style:text-properties style:text-underline-style="none" fo:font-weight="normal" officeooo:rsid="0024c051" officeooo:paragraph-rsid="0024c051" style:font-weight-asian="normal" style:font-weight-complex="normal"/>
    </style:style>
    <style:style style:name="P31" style:family="paragraph" style:parent-style-name="Standard">
      <style:text-properties style:text-underline-style="none" fo:font-weight="normal" officeooo:rsid="002570ae" officeooo:paragraph-rsid="002570ae" style:font-weight-asian="normal" style:font-weight-complex="normal"/>
    </style:style>
    <style:style style:name="P32" style:family="paragraph" style:parent-style-name="Standard">
      <style:text-properties officeooo:rsid="002570ae" officeooo:paragraph-rsid="002570ae"/>
    </style:style>
    <style:style style:name="P33" style:family="paragraph" style:parent-style-name="Standard">
      <style:text-properties officeooo:rsid="0025fff1" officeooo:paragraph-rsid="0025fff1"/>
    </style:style>
    <style:style style:name="P34" style:family="paragraph" style:parent-style-name="List_20_Paragraph">
      <style:paragraph-properties fo:margin-left="0cm" fo:margin-right="0cm" fo:text-align="justify" style:justify-single-word="false" fo:text-indent="0cm" style:auto-text-indent="false"/>
      <style:text-properties style:font-name="Times New Roman" fo:font-size="12pt" style:text-underline-style="none" fo:font-weight="normal" officeooo:rsid="0011f447" officeooo:paragraph-rsid="00125020" style:font-size-asian="12pt" style:font-weight-asian="normal" style:font-name-complex="Times New Roman1" style:font-size-complex="12pt" style:font-weight-complex="normal"/>
    </style:style>
    <style:style style:name="P35" style:family="paragraph" style:parent-style-name="Table_20_Contents">
      <style:text-properties officeooo:rsid="00236e87" officeooo:paragraph-rsid="00236e87"/>
    </style:style>
    <style:style style:name="P36" style:family="paragraph" style:parent-style-name="Table_20_Contents">
      <style:text-properties officeooo:rsid="0023c936" officeooo:paragraph-rsid="0023c936"/>
    </style:style>
    <style:style style:name="P37" style:family="paragraph" style:parent-style-name="Standard">
      <style:text-properties style:text-underline-style="none" fo:font-weight="normal" officeooo:rsid="002083d1" officeooo:paragraph-rsid="002083d1" style:font-weight-asian="normal" style:font-weight-complex="normal"/>
    </style:style>
    <style:style style:name="P38" style:family="paragraph" style:parent-style-name="Standard" style:list-style-name="L1">
      <style:text-properties style:text-underline-style="none" fo:font-weight="normal" officeooo:rsid="002246f7" officeooo:paragraph-rsid="002246f7" style:font-weight-asian="normal" style:font-weight-complex="normal"/>
    </style:style>
    <style:style style:name="P39" style:family="paragraph" style:parent-style-name="Standard" style:list-style-name="L2">
      <style:text-properties style:text-underline-style="none" fo:font-weight="normal" officeooo:rsid="002570ae" officeooo:paragraph-rsid="002570ae" style:font-weight-asian="normal" style:font-weight-complex="normal"/>
    </style:style>
    <style:style style:name="P40" style:family="paragraph" style:parent-style-name="Standard">
      <style:text-properties style:text-underline-style="none" fo:font-weight="normal" officeooo:rsid="002570ae" officeooo:paragraph-rsid="002570ae" style:font-weight-asian="normal" style:font-weight-complex="normal"/>
    </style:style>
    <style:style style:name="P41" style:family="paragraph" style:parent-style-name="Standard" style:list-style-name="L3">
      <style:text-properties style:text-underline-style="none" fo:font-weight="normal" officeooo:rsid="002570ae" officeooo:paragraph-rsid="002570ae" style:font-weight-asian="normal" style:font-weight-complex="normal"/>
    </style:style>
    <style:style style:name="P42" style:family="paragraph" style:parent-style-name="Standard">
      <style:text-properties style:text-underline-style="none" fo:font-weight="normal" officeooo:rsid="0025fff1" officeooo:paragraph-rsid="0025fff1" style:font-weight-asian="normal" style:font-weight-complex="normal"/>
    </style:style>
    <style:style style:name="P43" style:family="paragraph" style:parent-style-name="Standard">
      <style:text-properties style:text-underline-style="none" fo:font-weight="normal" officeooo:rsid="002725b8" officeooo:paragraph-rsid="002725b8" style:font-weight-asian="normal" style:font-weight-complex="normal"/>
    </style:style>
    <style:style style:name="P44" style:family="paragraph" style:parent-style-name="Standard">
      <style:text-properties style:text-underline-style="none" fo:font-weight="normal" officeooo:rsid="00180ba3" officeooo:paragraph-rsid="0028e9dc" style:font-weight-asian="normal" style:font-weight-complex="normal"/>
    </style:style>
    <style:style style:name="P45" style:family="paragraph" style:parent-style-name="Standard">
      <style:text-properties style:text-underline-style="none" fo:font-weight="bold" officeooo:rsid="002725b8" officeooo:paragraph-rsid="002725b8" style:font-weight-asian="bold" style:font-weight-complex="bold"/>
    </style:style>
    <style:style style:name="P46" style:family="paragraph" style:parent-style-name="Standard">
      <style:text-properties style:text-underline-style="none" fo:font-weight="bold" officeooo:rsid="00180ba3" officeooo:paragraph-rsid="00180ba3" style:font-weight-asian="bold" style:font-weight-complex="bold"/>
    </style:style>
    <style:style style:name="P47" style:family="paragraph" style:parent-style-name="Standard">
      <style:text-properties style:text-underline-style="none" fo:font-weight="bold" officeooo:rsid="001ba663" officeooo:paragraph-rsid="001ba663" style:font-weight-asian="bold" style:font-weight-complex="bold"/>
    </style:style>
    <style:style style:name="P48" style:family="paragraph" style:parent-style-name="Standard">
      <style:text-properties style:text-underline-style="none" fo:font-weight="bold" officeooo:rsid="0025fff1" officeooo:paragraph-rsid="0025fff1" style:font-weight-asian="bold" style:font-weight-complex="bold"/>
    </style:style>
    <style:style style:name="P49" style:family="paragraph" style:parent-style-name="Standard" style:list-style-name="L3">
      <style:text-properties officeooo:rsid="002570ae" officeooo:paragraph-rsid="002570ae"/>
    </style:style>
    <style:style style:name="P50" style:family="paragraph" style:parent-style-name="Standard">
      <style:text-properties officeooo:paragraph-rsid="002725b8"/>
    </style:style>
    <style:style style:name="P51" style:family="paragraph" style:parent-style-name="Standard">
      <style:paragraph-properties fo:text-align="justify" style:justify-single-word="false"/>
      <style:text-properties style:font-name="Times New Roman" fo:font-size="12pt" style:text-underline-style="none" fo:font-weight="normal" officeooo:rsid="002725b8" officeooo:paragraph-rsid="002ac42c" style:font-size-asian="12pt" style:font-weight-asian="normal" style:font-name-complex="Times New Roman1" style:font-size-complex="12pt" style:font-weight-complex="normal"/>
    </style:style>
    <style:style style:name="P52" style:family="paragraph" style:parent-style-name="Standard">
      <style:paragraph-properties fo:text-align="justify" style:justify-single-word="false"/>
      <style:text-properties style:font-name="Times New Roman" fo:font-size="12pt" style:text-underline-style="none" fo:font-weight="normal" officeooo:rsid="002ac42c" officeooo:paragraph-rsid="002ac42c" style:font-size-asian="12pt" style:font-weight-asian="normal" style:font-name-complex="Times New Roman1" style:font-size-complex="12pt" style:font-weight-complex="normal"/>
    </style:style>
    <style:style style:name="P53" style:family="paragraph" style:parent-style-name="Standard">
      <style:paragraph-properties fo:text-align="justify" style:justify-single-word="false"/>
      <style:text-properties style:font-name="Times New Roman" fo:font-size="12pt" style:text-underline-style="none" fo:font-weight="normal" officeooo:rsid="002ac42c" officeooo:paragraph-rsid="002c4df3" style:font-size-asian="12pt" style:font-weight-asian="normal" style:font-name-complex="Times New Roman1" style:font-size-complex="12pt" style:font-weight-complex="normal"/>
    </style:style>
    <style:style style:name="P54" style:family="paragraph" style:parent-style-name="Standard">
      <style:paragraph-properties fo:text-align="justify" style:justify-single-word="false"/>
      <style:text-properties style:font-name="Times New Roman" fo:font-size="12pt" style:text-underline-style="none" fo:font-weight="normal" officeooo:rsid="002c4df3" officeooo:paragraph-rsid="002c4df3" style:font-size-asian="12pt" style:font-weight-asian="normal" style:font-name-complex="Times New Roman1" style:font-size-complex="12pt" style:font-weight-complex="normal"/>
    </style:style>
    <style:style style:name="P55" style:family="paragraph" style:parent-style-name="Standard">
      <style:paragraph-properties fo:text-align="justify" style:justify-single-word="false"/>
      <style:text-properties style:font-name="Times New Roman" fo:font-size="12pt" style:text-underline-style="none" fo:font-weight="normal" officeooo:rsid="002c4df3" officeooo:paragraph-rsid="002e4a63" style:font-size-asian="12pt" style:font-weight-asian="normal" style:font-name-complex="Times New Roman1" style:font-size-complex="12pt" style:font-weight-complex="normal"/>
    </style:style>
    <style:style style:name="P56" style:family="paragraph" style:parent-style-name="Standard">
      <style:paragraph-properties fo:text-align="justify" style:justify-single-word="false"/>
      <style:text-properties style:font-name="Times New Roman" fo:font-size="12pt" style:text-underline-style="none" fo:font-weight="normal" officeooo:rsid="002e4a63" officeooo:paragraph-rsid="002e4a63" style:font-size-asian="12pt" style:font-weight-asian="normal" style:font-name-complex="Times New Roman1" style:font-size-complex="12pt" style:font-weight-complex="normal"/>
    </style:style>
    <style:style style:name="P57" style:family="paragraph" style:parent-style-name="Standard">
      <style:paragraph-properties fo:text-align="justify" style:justify-single-word="false"/>
      <style:text-properties style:font-name="Times New Roman" fo:font-size="12pt" style:text-underline-style="none" fo:font-weight="normal" officeooo:rsid="002e4a63" officeooo:paragraph-rsid="00304454" style:font-size-asian="12pt" style:font-weight-asian="normal" style:font-name-complex="Times New Roman1" style:font-size-complex="12pt" style:font-weight-complex="normal"/>
    </style:style>
    <style:style style:name="P58" style:family="paragraph" style:parent-style-name="Standard">
      <style:paragraph-properties fo:text-align="justify" style:justify-single-word="false"/>
      <style:text-properties style:font-name="Times New Roman" fo:font-size="12pt" style:text-underline-style="none" fo:font-weight="normal" officeooo:rsid="00304454" officeooo:paragraph-rsid="00304454" style:font-size-asian="12pt" style:font-weight-asian="normal" style:font-name-complex="Times New Roman1" style:font-size-complex="12pt" style:font-weight-complex="normal"/>
    </style:style>
    <style:style style:name="P59" style:family="paragraph" style:parent-style-name="Standard">
      <style:paragraph-properties fo:text-align="justify" style:justify-single-word="false"/>
      <style:text-properties style:font-name="Times New Roman" fo:font-size="12pt" officeooo:paragraph-rsid="00304454" style:font-size-asian="12pt" style:font-name-complex="Times New Roman1" style:font-size-complex="12pt"/>
    </style:style>
    <style:style style:name="P60" style:family="paragraph" style:parent-style-name="Standard">
      <style:paragraph-properties fo:text-align="justify" style:justify-single-word="false"/>
      <style:text-properties officeooo:paragraph-rsid="002ac42c"/>
    </style:style>
    <style:style style:name="P61" style:family="paragraph" style:parent-style-name="Standard">
      <style:paragraph-properties fo:text-align="justify" style:justify-single-word="false"/>
      <style:text-properties officeooo:paragraph-rsid="002c4df3"/>
    </style:style>
    <style:style style:name="P62" style:family="paragraph" style:parent-style-name="Standard">
      <style:paragraph-properties fo:text-align="justify" style:justify-single-word="false"/>
      <style:text-properties officeooo:paragraph-rsid="00304454"/>
    </style:style>
    <style:style style:name="P63" style:family="paragraph" style:parent-style-name="List_20_Paragraph" style:list-style-name="WWNum23">
      <style:paragraph-properties fo:text-align="justify" style:justify-single-word="false"/>
      <style:text-properties style:font-name="Times New Roman" fo:font-size="12pt" officeooo:paragraph-rsid="002c4df3" style:font-size-asian="12pt" style:font-name-complex="Times New Roman1" style:font-size-complex="12pt"/>
    </style:style>
    <style:style style:name="P64" style:family="paragraph" style:parent-style-name="List_20_Paragraph" style:list-style-name="WWNum28">
      <style:paragraph-properties fo:text-align="justify" style:justify-single-word="false"/>
      <style:text-properties style:font-name="Times New Roman" fo:font-size="12pt" officeooo:paragraph-rsid="00304454" style:font-size-asian="12pt" style:font-name-complex="Times New Roman1" style:font-size-complex="12pt"/>
    </style:style>
    <style:style style:name="P65" style:family="paragraph" style:parent-style-name="List_20_Paragraph" style:list-style-name="WWNum29">
      <style:paragraph-properties fo:text-align="justify" style:justify-single-word="false"/>
      <style:text-properties style:font-name="Times New Roman" fo:font-size="12pt" officeooo:paragraph-rsid="00304454" style:font-size-asian="12pt" style:font-name-complex="Times New Roman1" style:font-size-complex="12pt"/>
    </style:style>
    <style:style style:name="P66" style:family="paragraph" style:parent-style-name="List_20_Paragraph" style:list-style-name="WWNum30">
      <style:paragraph-properties fo:text-align="justify" style:justify-single-word="false"/>
      <style:text-properties style:font-name="Times New Roman" fo:font-size="12pt" officeooo:paragraph-rsid="00304454" style:font-size-asian="12pt" style:font-name-complex="Times New Roman1" style:font-size-complex="12pt"/>
    </style:style>
    <style:style style:name="P67" style:family="paragraph" style:parent-style-name="List_20_Paragraph" style:list-style-name="WWNum28">
      <style:paragraph-properties fo:text-align="justify" style:justify-single-word="false"/>
      <style:text-properties style:font-name="Times New Roman" fo:font-size="12pt" officeooo:rsid="0030580e" officeooo:paragraph-rsid="0030580e" style:font-size-asian="12pt" style:font-name-complex="Times New Roman1"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fc248"/>
    </style:style>
    <style:style style:name="T3" style:family="text">
      <style:text-properties officeooo:rsid="000ddc08"/>
    </style:style>
    <style:style style:name="T4" style:family="text">
      <style:text-properties officeooo:rsid="000dddb8"/>
    </style:style>
    <style:style style:name="T5" style:family="text">
      <style:text-properties officeooo:rsid="000ef473"/>
    </style:style>
    <style:style style:name="T6" style:family="text">
      <style:text-properties officeooo:rsid="000fc248"/>
    </style:style>
    <style:style style:name="T7" style:family="text">
      <style:text-properties officeooo:rsid="0010283a"/>
    </style:style>
    <style:style style:name="T8" style:family="text">
      <style:text-properties officeooo:rsid="0011f447"/>
    </style:style>
    <style:style style:name="T9" style:family="text">
      <style:text-properties officeooo:rsid="00125020"/>
    </style:style>
    <style:style style:name="T10" style:family="text">
      <style:text-properties officeooo:rsid="0016ac4a"/>
    </style:style>
    <style:style style:name="T11" style:family="text">
      <style:text-properties officeooo:rsid="00180ba3"/>
    </style:style>
    <style:style style:name="T12" style:family="text">
      <style:text-properties officeooo:rsid="002083d1"/>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25fff1" style:font-weight-asian="normal" style:font-weight-complex="normal"/>
    </style:style>
    <style:style style:name="T15" style:family="text">
      <style:text-properties style:text-underline-style="none" fo:font-weight="bold" officeooo:rsid="002725b8" style:font-weight-asian="bold" style:font-weight-complex="bold"/>
    </style:style>
    <style:style style:name="T16" style:family="text">
      <style:text-properties officeooo:rsid="002246f7"/>
    </style:style>
    <style:style style:name="T17" style:family="text">
      <style:text-properties officeooo:rsid="002570ae"/>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8e9dc" style:font-weight-asian="normal" style:font-weight-complex="normal"/>
    </style:style>
    <style:style style:name="T22" style:family="text">
      <style:text-properties officeooo:rsid="0028e9dc"/>
    </style:style>
    <style:style style:name="T23" style:family="text">
      <style:text-properties style:font-name="Times New Roman" fo:font-size="12pt" style:font-size-asian="12pt" style:font-name-complex="Times New Roman1" style:font-size-complex="12pt"/>
    </style:style>
    <style:style style:name="T24" style:family="text">
      <style:text-properties style:font-name="Times New Roman" fo:font-size="12pt" officeooo:rsid="00051836" style:font-size-asian="12pt" style:font-name-complex="Times New Roman1" style:font-size-complex="12pt"/>
    </style:style>
    <style:style style:name="T25" style:family="text">
      <style:text-properties style:font-name="Times New Roman" fo:font-size="12pt" officeooo:rsid="0030580e" style:font-size-asian="12pt" style:font-name-complex="Times New Roman1" style:font-size-complex="12pt"/>
    </style:style>
    <style:style style:name="T26" style:family="text">
      <style:text-properties style:font-name="Times New Roman" fo:font-size="12pt" style:text-underline-style="none" fo:font-weight="normal" officeooo:rsid="002ac42c" style:font-size-asian="12pt" style:font-weight-asian="normal" style:font-name-complex="Times New Roman1" style:font-size-complex="12pt" style:font-weight-complex="normal"/>
    </style:style>
    <style:style style:name="T27" style:family="text">
      <style:text-properties officeooo:rsid="002ac42c"/>
    </style:style>
    <style:style style:name="T28" style:family="text">
      <style:text-properties officeooo:rsid="002c4df3"/>
    </style:style>
    <style:style style:name="T29" style:family="text">
      <style:text-properties officeooo:rsid="002e4a63"/>
    </style:style>
    <style:style style:name="T30" style:family="text">
      <style:text-properties fo:color="#333333" style:font-name="Times New Roman" fo:font-size="12pt" fo:background-color="#ffffff" loext:char-shading-value="0" style:font-size-asian="12pt" style:font-name-complex="Times New Roman1" style:font-size-complex="12pt"/>
    </style:style>
    <style:style style:name="T31" style:family="text">
      <style:text-properties officeooo:rsid="00304454"/>
    </style:style>
    <style:style style:name="T32" style:family="text">
      <style:text-properties officeooo:rsid="003058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1 </text:p>
      <text:p text:style-name="P1">Briefly define the following basic techniques and technologies that represent recent related advances </text:p>
      <text:p text:style-name="P1">in computer architecture, parallel processing, distributed computing, Internet technology, and </text:p>
      <text:p text:style-name="P1">information services: </text:p>
      <text:p text:style-name="P1">a. High-performance computing (HPC) system </text:p>
      <text:p text:style-name="P1">b. High-throughput computing (HTC) system </text:p>
      <text:p text:style-name="P1">c. Peer-to-peer (P2P) network </text:p>
      <text:p text:style-name="P1">d. Computer cluster versus computational grid </text:p>
      <text:p text:style-name="P1">e. Service-oriented architecture (SOA) </text:p>
      <text:p text:style-name="P1">f. Pervasive computing versus Internet computing </text:p>
      <text:p text:style-name="P1">g. Virtual machine versus virtual infrastructure </text:p>
      <text:p text:style-name="P1">h. Public cloud versus private cloud </text:p>
      <text:p text:style-name="P1">i. Radio-frequency identifier (RFID) </text:p>
      <text:p text:style-name="P1">j. Global positioning system (GPS) </text:p>
      <text:p text:style-name="P1">k. Sensor network </text:p>
      <text:p text:style-name="P1">l. Internet of Things (IoT) </text:p>
      <text:p text:style-name="P1">m. Cyber-physical system (CPS)</text:p>
      <text:p text:style-name="P1"/>
      <text:p text:style-name="P2">Solution 1.1</text:p>
      <text:p text:style-name="P2"/>
      <text:p text:style-name="P3">a.<text:span text:style-name="T1"> High-performance computing (HPC) system:</text:span></text:p>
      <text:p text:style-name="P3"><text:tab/>Highperformance computing (HPC) system is generally a system which needs high performce for its calculations. HPC systems are mostly employed for scientifice research and engineering purposes. HPC systems are concerned primarily on raw performance. Massive High performance is expected for the processor intensive calculations for simulations and calculations etc. This high performance is achieved by employing parallel processing. The performance of HPC is measured in floating points.</text:p>
      <text:p text:style-name="P3"/>
      <text:p text:style-name="P4">HPC manufacturers include IBM, Dell, HP etc.</text:p>
      <text:p text:style-name="P3"/>
      <text:p text:style-name="P3">b. <text:span text:style-name="T1">High-throughput computing (HTC) system:</text:span></text:p>
      <text:p text:style-name="P3"><text:tab/>High through computing (HTC) systems are high end systems that are based on high through put, that is number of task accomplished per unti time rather thatn raw performance. <text:s/>HTC systems are employed for calculations which are simpler but the total number may be significantly high. The applications include Web search and various other calculations. HTC systems employ various techniques to achive the through put ehich includes parallel as well as distributed computing.</text:p>
      <text:p text:style-name="P3"/>
      <text:p text:style-name="P3">c. <text:span text:style-name="T1">Peer to Peer network:</text:span></text:p>
      <text:p text:style-name="P5"><text:tab/>Peer to peer network is another computing paradigm similar to grid computing. But in peer to peer network all the nodes act both as servers as well as clients. The topology of the network is not fixed but varies as each peer joins and leave the network. This type of networking to share resources is advantageous for file sharing, chatting applicaitons etc. But the P2P computing also has <text:s/>its disadvantages such as serious copyrights violations, network flooding as the network is not structured and data passing is mostly done through message flooding technique and P2P network does not have a centralised node to manage the entire network, The network is dynamic. <text:span text:style-name="T3">The network may consist of a few hunderds to millions of nodes.</text:span></text:p>
      <text:p text:style-name="P5"/>
      <text:p text:style-name="P6">d. <text:span text:style-name="T1">Computer cluster vs Computational grid:</text:span></text:p>
      <text:p text:style-name="P6"><text:tab/>Computer cluster and computational grids are two completely different computing paradigms, where clusters are basically cnetralised systems and grids are distributed.</text:p>
      <text:p text:style-name="P6"><text:soft-page-break/></text:p>
      <text:p text:style-name="P6">Computer clusters employ huge level of Massive parallel processing(MPP) and are mostly used for HPC oriented systems. Cluster computing employs multiple processor with multi cores for parallel processing. These multiple processors are tightly coupled and are mostly in the <text:span text:style-name="T4">s</text:span>ame system. <text:span text:style-name="T4">The single system image is then achieved using softwares.</text:span> Memories are also tightly coupled or distributed. Inter proccessor communicaiton is achieved through memory sharing among processors or by message passing. Clusters may also be a part of a distributed system</text:p>
      <text:p text:style-name="P6">Computational grids on the other hand are network of computing machines where the proccessor is shared by globally distributed systems through networks. The proccessor communication is achieved through message passing technique. <text:span text:style-name="T4">Grid systems are used for various HTC oriented computations. Example: Tetra grid.</text:span></text:p>
      <text:p text:style-name="P6"/>
      <text:p text:style-name="P7">e. <text:span text:style-name="T1">Service Oriented Architecture</text:span>:</text:p>
      <text:p text:style-name="P7"><text:tab/>Service Oriented Architecture(SOA) is a <text:s/>quite old concept that enabled the outcome of Web 2.0 services from data/computational grids. Each entity is a service. The fuctinality of a service is published in a WSDL. <text:span text:style-name="T5">The services communications is theough soap, RMI or IIOP</text:span></text:p>
      <text:p text:style-name="P7"/>
      <text:p text:style-name="P8">f. <text:span text:style-name="T1">Pervasive computing vs Internet Computing:</text:span></text:p>
      <text:p text:style-name="P8"><text:tab/>Pervasive computing or ubiquitous computing are mostly the embedded objects that use internet for vaious calculations. These may include health care systems, GPS devices or other objects that use internet. These pervasive computing devices are expensive and disadvantages includes low bandwidth and security issues.</text:p>
      <text:p text:style-name="P8"><text:tab/>Internet computing on the other hand is a massive network of networks that share processing in order to accomplish very complex calculations or computations. </text:p>
      <text:p text:style-name="P8"/>
      <text:p text:style-name="P8">g. <text:span text:style-name="T1">Virtual Machine vs Virtual Infrastructure</text:span>:</text:p>
      <text:p text:style-name="P8"><text:tab/>Virtual Machine is a single system image running ona host operating system. VM can run on any hardware platform and the same system image can be achieved. A phisical system which is remotely present can be accessed over networks using VM. Examples: VM ware, Window virtual PC.</text:p>
      <text:p text:style-name="P8"><text:tab/>Virtual Infrastructure is sharing of physical resurces such as storage, proccessor networks etc. This Virtual infrstructure can be made available to clients through VM as a interface to access them. The infrastructure can be scaled as per the requirement of the end user.</text:p>
      <text:p text:style-name="P8"/>
      <text:p text:style-name="P8">h. <text:span text:style-name="T2">Public Cloud vs Private Cloud:</text:span></text:p>
      <text:p text:style-name="P10"><text:tab/>Public Cloud is a huge infrastructure of proccessors, storage and networks owned by large entriprises and are shared to clients as Infrastructure as a service or Platform as a service or Software as a service. These are large data centres with millions of computational powers. Public clouds are highly scalable and provide end users with many advantages of cost savings, management of resouces etc. Popular public cloud provider are Amzon – EC2, S3, Microsoft – Azure, Google – App engine.</text:p>
      <text:p text:style-name="P8"><text:tab/><text:span text:style-name="T6">Private clouds are inhouse developed clouds for computaional requirements of a particular enterprise. Private clouds are also scalable but not as public clouds. Private clouds enable resource sharing within the enterprise. Private cloud is basically a virtalized grid network with few applicaitons of cloud softwares for scalability.</text:span></text:p>
      <text:p text:style-name="P8"/>
      <text:p text:style-name="P9">i. <text:span text:style-name="T1">Radio Frequency Identifier(RFID):</text:span></text:p>
      <text:p text:style-name="P9"><text:tab/>RFID is the id for various IoT which are embedded systems whcih can be connected to internet. This is used to identify the object and communicate with the internet. All Iot are expected to be tagged with RFID for identificaiton. This will enable in achiving communication between things and internet. </text:p>
      <text:p text:style-name="P9"/>
      <text:p text:style-name="P9"><text:soft-page-break/>j. <text:span text:style-name="T1">Global Positionaing systems:</text:span></text:p>
      <text:p text:style-name="P9"><text:tab/>GPS or global positioning systems are the embedded devices that use internet and satellites to find the exact location of the device in the globe. The lattitude and longitude of the device is calculated using the signals from the satellites in geocentric orbit. GPS is mainly emplyed in driving assistances, Mobile phone devices. GPS is one of the IoT that is expected to make a good impact in the essential life.</text:p>
      <text:p text:style-name="P9"/>
      <text:p text:style-name="P9">k. <text:span text:style-name="T1">Sensor network:</text:span></text:p>
      <text:p text:style-name="P9"><text:tab/>Sensor network is a special embedded system of sensor that are made for any particular physical or networking system. The sensor may be used to monitor, maintain or to do any task. The sensor may trasmit information through signals. The information depends on the type of sensor. Applications may include automations, Robots etc</text:p>
      <text:p text:style-name="P9"/>
      <text:p text:style-name="P9">l. <text:span text:style-name="T1">Internet of Things:</text:span></text:p>
      <text:p text:style-name="P9"><text:s/><text:tab/><text:span text:style-name="T7">Internet of Things are the various everyday objects that are connected to internet. These may include Mobile phones, GPS systems, vairous other tools etc. The major objective is to tag every IoT with RFID. Hence al object may be tagged. Communication between IoT and networks may be achived at all times, indoor, outdoor and on the move. IoT are still in their infancy and their development is much important for a smarter earth.</text:span></text:p>
      <text:p text:style-name="P9"/>
      <text:p text:style-name="P11">m. <text:span text:style-name="T1">Cyber Physical Systems:</text:span></text:p>
      <text:p text:style-name="P11"><text:tab/>CPS is the interconnection between the information systems and the physical world. Cyber(hetrogeous or asymmetrical) is intergated with the physical world. This technology is much studied and experimented in US. CPS is expected to change the prespection of how we live. Similar the change introduced by internet. CPS integrated the 3Cs: Computation, Communication and Control in an intelligent closed feedback system between physical world and the information world.</text:p>
      <text:p text:style-name="P11"/>
      <text:p text:style-name="P11">Problem 1.2</text:p>
      <text:p text:style-name="P11"/>
      <text:p text:style-name="P11">1.B</text:p>
      <text:p text:style-name="P11">2.C</text:p>
      <text:p text:style-name="P11"/>
      <text:p text:style-name="P11">Problem 1.3</text:p>
      <text:p text:style-name="P11"/>
      <text:p text:style-name="P12">An increasing number of organizations in industry and business sectors adopt cloud systems. </text:p>
      <text:p text:style-name="P12">Answer the following questions regarding cloud computing: </text:p>
      <text:p text:style-name="P12">a. List and describe the main characteristics of cloud computing systems. </text:p>
      <text:p text:style-name="P12">b. Discuss key enabling technologies in cloud computing systems. </text:p>
      <text:p text:style-name="P12">c. Discuss different ways for cloud service providers to maximize their revenues.</text:p>
      <text:p text:style-name="P12"/>
      <text:p text:style-name="P12">Solution 1.3</text:p>
      <text:p text:style-name="P12">a.Characteristics of cloud computing:</text:p>
      <text:p text:style-name="P12"/>
      <text:p text:style-name="P12">1. Centralized and distributed computing,</text:p>
      <text:p text:style-name="P12">2. Massively scalable,</text:p>
      <text:p text:style-name="P12">3. Economical,</text:p>
      <text:p text:style-name="P12">4. SOA</text:p>
      <text:p text:style-name="P12">5.Utility computing</text:p>
      <text:p text:style-name="P12">6. QoS and SLA</text:p>
      <text:p text:style-name="P12"/>
      <text:p text:style-name="P12">1.Centralised and Distributed computing:</text:p>
      <text:p text:style-name="P12">Cloud uses the advantages of both centralised computing and the distributed computing. Cloud <text:soft-page-break/>takes advantage of the reliability, MPP and easy maintenace of harware from centralised computing and the availability to anywhere and everywhere by distributed computing. The infrastructure and all physical resources are located in a centralised location one or more and is shared to various clients located distributed over the geography.</text:p>
      <text:p text:style-name="P12"/>
      <text:p text:style-name="P12">2.Massively Scalable:</text:p>
      <text:p text:style-name="P12">Cloud computing is highly recommended for it massively high scalability. The physical infrastructure is owned by a single owner and is shared to the clients. The resources are higly scalable and are made available to the end users and when they are in need of the extra resource and can be retrieved back when the load is low. <text:s/>Resources are also dysnamically scalable based on the load requirement for the user.</text:p>
      <text:p text:style-name="P12"/>
      <text:p text:style-name="P12">3. Economical</text:p>
      <text:p text:style-name="P14">Cloud also makes available resources for the users in a very economical prespective. Dynamic scaling of resources <text:span text:style-name="T8">saves the cost to a great extent for the users which otherwise may have them required to posses</text:span>s<text:span text:style-name="T8"> all the high end resource for their higher end consumption which otherwise would be under utilised.</text:span></text:p>
      <text:p text:style-name="P14"/>
      <text:p text:style-name="P12">4. SOA</text:p>
      <text:p text:style-name="P34">SOA helps in providing underlying abstraction and accessibility over the virtual infrastructure <text:span text:style-name="T9">while</text:span> keeping the underline hardware <text:span text:style-name="T9">hidden</text:span> from the user. <text:span text:style-name="T9">This also provides security to the users from keeping other simultaenous users hidden from the current users data and resources</text:span>. Service can be Iaas, PaaS, SaaS.</text:p>
      <text:p text:style-name="P12">5.Utility computing.</text:p>
      <text:p text:style-name="P14">As the service provided to the end users are based on only the resource the users consume and all the needed resources are provided as and when required as a service cloud computing is also a utility computing. Any service be it software or platform in which users can deploy their own software application ot just the harware is provided by the cloud providers.</text:p>
      <text:p text:style-name="P14"/>
      <text:p text:style-name="P12">6. QoS and SLA</text:p>
      <text:p text:style-name="P14">With data centres growing to be very massive and huge, cloud providers are able to provide very high standards od QoS and SLA. QoS and SLAs are agreed and negotiated between the providers and consumers.</text:p>
      <text:p text:style-name="P14"/>
      <text:p text:style-name="P14">B. Key Enabling features of cloud computing.</text:p>
      <text:p text:style-name="P14">Key enabling deatures of cloud computing includes the concept of Virtualisation, Centralised and distributed computing, Networks, MPP, SOA.</text:p>
      <text:p text:style-name="P14"/>
      <text:p text:style-name="P13"><text:span text:style-name="T9">C</text:span>. Discuss different ways for cloud service providers to maximize their revenues.</text:p>
      <text:p text:style-name="P14">1. Service charges can be made dynamic based on the over all resouce demands.</text:p>
      <text:p text:style-name="P14"><text:tab/>Service charges can be made fluctuating based on the market demad at the particular time for the resources, hence a grater part can be earnt during peak hours and the the resource utilisation can be increased by providing services during off peak hours.</text:p>
      <text:p text:style-name="P15">2. Service charging can be made available for various uses based on neccessity</text:p>
      <text:p text:style-name="P15"><text:tab/>High bandwidth requiring applications can be charged higer basis whereas applications that <text:s/>requires only slow connections can be relived of high costs.</text:p>
      <text:p text:style-name="P15">3. Subscription</text:p>
      <text:p text:style-name="P15"><text:tab/>Users subscribing for long term can be given furthre advantagoes which will help attract consumers.</text:p>
      <text:p text:style-name="P15">4. Providing Add on services</text:p>
      <text:p text:style-name="P15"><text:tab/>Addtional services after aggreement with consumers for anti virus, maintenace of data can be introduced.</text:p>
      <text:p text:style-name="P17"><text:soft-page-break/>1.4</text:p>
      <text:p text:style-name="P16"/>
      <text:p text:style-name="P17">Globus <text:tab/><text:tab/>– D</text:p>
      <text:p text:style-name="P16"><text:span text:style-name="T10">Bit Torrent</text:span> <text:tab/><text:tab/>- <text:span text:style-name="T10">F</text:span></text:p>
      <text:p text:style-name="P17">Gnutella<text:tab/><text:tab/>- F</text:p>
      <text:p text:style-name="P17">EC2<text:tab/><text:tab/><text:tab/>- I</text:p>
      <text:p text:style-name="P17">Tera Grid<text:tab/><text:tab/>- <text:span text:style-name="T11">H</text:span></text:p>
      <text:p text:style-name="P17">EGEE<text:tab/><text:tab/><text:tab/>-<text:span text:style-name="T11">H</text:span></text:p>
      <text:p text:style-name="P17">Hadoop<text:tab/><text:tab/>-<text:span text:style-name="T11">A</text:span></text:p>
      <text:p text:style-name="P17"><text:a xlink:type="simple" xlink:href="mailto:SETI@Home">SETI@Home</text:a><text:tab/><text:tab/>-j</text:p>
      <text:p text:style-name="P17">Napster <text:tab/><text:tab/>-B</text:p>
      <text:p text:style-name="P17">Big Table<text:tab/><text:tab/>-<text:span text:style-name="T11">E</text:span></text:p>
      <text:p text:style-name="P17"/>
      <text:p text:style-name="P18">1.5</text:p>
      <text:p text:style-name="P18"/>
      <text:p text:style-name="P18">A. Total Execution Time =&gt; 64 Units.( This is the time units required for Core B to comute 128 calculations)</text:p>
      <text:p text:style-name="P44">B. Processor Utilization Rate -&gt; Total proccessor utilization time/Total Time used<text:tab/><text:tab/><text:tab/><text:tab/><text:tab/><text:tab/>-&gt; <text:span text:style-name="T23">32 + 64+ </text:span><text:span text:style-name="T24">2</text:span><text:span text:style-name="T23">1.33 + 32 /64 = <text:s/>2.</text:span><text:span text:style-name="T24">333</text:span></text:p>
      <text:p text:style-name="P46">Problem 1.6</text:p>
      <text:p text:style-name="P46"/>
      <text:p text:style-name="P18">Assuming a 4server cluster takes Time T to complete a MPI Program</text:p>
      <text:p text:style-name="P18">A sigle server would take T/4 time to compelete.</text:p>
      <text:p text:style-name="P18">A 256 Server cluster will the have speedup factor of 256*t/4= 64</text:p>
      <text:p text:style-name="P18"><text:s/>speed up factor will be 64 times that of a 4 server Cluster.</text:p>
      <text:p text:style-name="P18"/>
      <text:p text:style-name="P46">Problem 1.7</text:p>
      <text:p text:style-name="P46"/>
      <text:p text:style-name="P19">From the given,</text:p>
      <text:p text:style-name="P19">T1 = CN^3</text:p>
      <text:p text:style-name="P19">Tn = (CN^3)/n+(dN^2)/n^0.5</text:p>
      <text:p text:style-name="P19"/>
      <text:p text:style-name="P19">Now, n=64</text:p>
      <text:p text:style-name="P19">c=0.8</text:p>
      <text:p text:style-name="P19">d=0.1</text:p>
      <text:p text:style-name="P19">N=15,000</text:p>
      <text:p text:style-name="P19">T1 = 0.8* 15000^3</text:p>
      <text:p text:style-name="P19">T64 = T1/64+ (0.1 * 15000^2)/8</text:p>
      <text:p text:style-name="P19"><text:s text:c="9"/><text:tab/>= <text:s/>(T1 + 0.1 * 15000^2)/64</text:p>
      <text:p text:style-name="P19"><text:tab/>= (T1 + T1/15000)/64</text:p>
      <text:p text:style-name="P19"><text:tab/>= T1* 0.0156</text:p>
      <text:p text:style-name="P19"/>
      <text:p text:style-name="P19">As per amdhal's law, Speed up = T1/T64</text:p>
      <text:p text:style-name="P19"><text:span text:style-name="T27">a.</text:span><text:tab/><text:tab/><text:tab/><text:tab/><text:tab/>= <text:s/>64.102</text:p>
      <text:p text:style-name="P19"/>
      <text:p text:style-name="P19"><text:span text:style-name="T27">b.</text:span>Efficiency = 0.0156</text:p>
      <text:p text:style-name="P19"/>
      <text:p text:style-name="P47">Pr<text:span text:style-name="T22">o</text:span>blem 1.8</text:p>
      <text:p text:style-name="P47"/>
      <text:p text:style-name="P20">Traditional computing clusters/ grids vs clouds:</text:p>
      <text:p text:style-name="P20"/>
      <text:p text:style-name="P20">a. Hardware, Software and networking support:</text:p>
      <text:p text:style-name="P20"><text:soft-page-break/><text:s text:c="4"/>Clusters grids and clouds differ fromt he the way they are implemented and presented to the end user. From Hardwware prespective, in tradicional clusters, the hardware is owned by the organisation itself and is centralized and tightly coupled. Eventhough it can be a MPP with many processors combined to work together, the the whole hardware is mapped to a SSI. Alternatively in Grid, the hardware is loosely coupled with the resources being contributed to the system from distributed locations. In cloud, the hardware is owned by the provider and is provided to the end user who may be located in a different location. The whole hardware is owned by the provider and all the maintenance is taken care by the provider making it easy for the user to just concentrate on the intended use on the software section alone.</text:p>
      <text:p text:style-name="P20"/>
      <text:p text:style-name="P20">On Software prespective, the cloud differs with the traditinoal methods of cluster and grid. Grid and cluster use user preferred softwares to achive high performance. In cloud the infrastructure is shared and the user has the whole potential to use in his own desired platform. Some clouds offers Platform as a service, where APIs are provided for the user to develop and deploy his software. In case of SAAS, the end software itself is provided to the user on request which are not easily possible in traditional methods.</text:p>
      <text:p text:style-name="P20"/>
      <text:p text:style-name="P20">Networking for cloud data centre is mostly thrugh ethernet connection to lower the cost expenditure for the provider and in turn to the user. Clusters use high end networking devices as they are mostly based on HPC oriented systems which require high speed, where as cloud is aimed at HTC with efficiency on major scale</text:p>
      <text:p text:style-name="P20"/>
      <text:p text:style-name="P20">b. Resource Allocation and Provisioning methods:</text:p>
      <text:p text:style-name="P21">In cluster computing the resource is dedicated for a single HPC purpose, where as in grid the resources are shared and are provisiond by the master node to the participating nodes. In cloud the resources are allocated based on the agreed terms with the consumer with agreed QoS and SLA. Hence cloud is more reliable in terms of resource allocation.</text:p>
      <text:p text:style-name="P21"/>
      <text:p text:style-name="P21"><text:s/>The resources may be allocated to a particular node in the grid as decided by the master node of the grid. The resources are provisioned to the end used through VM in cloud based networks. All resources are made availabel as per the request of the client by the cloud provider.</text:p>
      <text:p text:style-name="P21"/>
      <text:p text:style-name="P21">C. Infrastructure management and protection.</text:p>
      <text:p text:style-name="P21">In cluster computing where the infrastructure is owned by the central organization itself, the management and protection of the infrastructure lies with the organzation itself. All maintenance and protection aling with the risks associated with it lies with the ownling organization.</text:p>
      <text:p text:style-name="P21">In grid, the infrastructure management is the main issue. The infrastructure is not owned by a sigle entity. It is distributed and the infrastructure must be taken care of the the single entity ewhich ever owns the particular infrastructure. This may lead to security concerns.<text:line-break/>In cloud, the infrastructure is provided by the provider, hence all the chores of infrastructure is taken care the cloud provider. This saves the cosumer from all costs of infrastructure maintances to risks. Al physical protection is also provided by the cloud providers in the data centres. Apart from this a few cloud providers also provide further assistance to data protection against viruses.</text:p>
      <text:p text:style-name="P21"/>
      <text:p text:style-name="P21">D. Supprt of utility computing.</text:p>
      <text:p text:style-name="P21">The dream if utility computing can be realized with the potential of cloud computing. Colud computing makes avilable to end users at very economical rates all the high end resources an end user may require interms of processing power, storage etc. These may be difficult to achive in any other traditional method of computing. </text:p>
      <text:p text:style-name="P21"/>
      <text:p text:style-name="P21">E. Operational and cost models:</text:p>
      <text:p text:style-name="P21"><text:s/>The oprational model of cluster are centralized and the for th grid computing the resources are <text:soft-page-break/>shared with a end client node upon agreement with the central master node which allocates/ makes available of the resource. In cloud computing the resources are made avialabel through a VM as per the client's requirement based on the agreed terms for QoS and SLAs.</text:p>
      <text:p text:style-name="P22">The cost expenditure for cluster is typically very high as the whole resource is owned by the organization. The cost invovled in Grid is economical but Grid computing is not a benefical for the provider as implementing a commercial grid is difficult. Where as Cloud can be beneficail to botht th provider as well to the user. The user is charged based on the resources utilised per time. This saves users a lot when the load on the application is typically low at certain times.</text:p>
      <text:p text:style-name="P22"/>
      <text:p text:style-name="P22">Problem 1.9</text:p>
      <text:p text:style-name="P22"/>
      <text:p text:style-name="P22">a. Pcs and HPCs are evolutionary rather than revolutinary because the growth of PC and HPC were because of the significant increase in processing power of processors in very short period. This led to the evolutinary growth of PC and HPCs.</text:p>
      <text:p text:style-name="P22"/>
      <text:p text:style-name="P22">b.</text:p>
      <text:p text:style-name="P22"/>
      <text:p text:style-name="P22">Memory wall issue is the major problem preventing the further over all performance. The memory which is present outside of the chip will have a higher latency for the processor to access it. With the growing proccessor speed, the memory latency time could not match to the proccessor speed. The clock frequency also has attained its wall as further increase in frequency may lead to heat dissipation issue and high power consumption. The memory wall issue can be solved by maturity of chip technology.</text:p>
      <text:p text:style-name="P22"/>
      <text:p text:style-name="P23">C.</text:p>
      <text:p text:style-name="P24">X-86 is a CISC proccessor. With the GPU technology which takes the over head of CPU from graphic intensive tasks.</text:p>
      <text:p text:style-name="P25">X86 supports virtualizatoin</text:p>
      <text:p text:style-name="P24"><text:span text:style-name="T12">X</text:span>-86 proccessor more better capable and efficient in Pcs and HPCs.</text:p>
      <text:p text:style-name="P25"/>
      <text:p text:style-name="P25">Problem 1.10</text:p>
      <text:p text:style-name="P25">a. What are the differences between multicore CPUs and GPUs in terms of architecture and usage?</text:p>
      <text:p text:style-name="P25"/>
      <text:p text:style-name="P25">Multi core CPU is the system with more than one core of proccessor. With multi core proccessor, parallel processing is achived by the CPU. CPU uses shared memory which can decrease the performance. Multi core CPUs are more aimed at managing the memory latency. A typical multi core CPU may have 2 to 6 cores. </text:p>
      <text:p text:style-name="P25">A GPU is a Graphic processing unit developed by nvidia. It can have 1000s of simple cores on a single chip. This leads to Massive Parallel processing. GPU is very much powerful and takes the overhead of graphic intensive calculations from CPU. CPU instructs the GPU for any intensive calculations. GPUs are capable of high floating point calculations.</text:p>
      <text:p text:style-name="P25"/>
      <text:p text:style-name="P25">b. Explain why parallel programming cannot match the progress of processor technology.</text:p>
      <text:p text:style-name="P25"/>
      <text:p text:style-name="P25">Parallel programming cannot match the advances of proccessor technology because, when a good parallel programming is achieved, the memory among the concurrent programs are altogether shared by the CPU and this will then lead to memory latency problems. <text:span text:style-name="T16">Parallel programming is also very complex and is still under development.</text:span></text:p>
      <text:p text:style-name="P25"/>
      <text:p text:style-name="P26">c. Suggest ideas and defend your argument with some plausible solutions to this mismatch problem </text:p>
      <text:p text:style-name="P26">between core scaling and effective programming and use of multicores.</text:p>
      <text:p text:style-name="P26">-</text:p>
      <text:p text:style-name="P26"><text:soft-page-break/></text:p>
      <text:p text:style-name="P26">d. Explain why flash memory SSD can deliver better speedups in some HPC or HTC applications.</text:p>
      <text:p text:style-name="P26"/>
      <text:list xml:id="list5561909267989243029" text:style-name="L1">
        <text:list-item>
          <text:p text:style-name="P38">Flash memory SSDs are solid state storage devices with no mechanical or moving parts. </text:p>
        </text:list-item>
        <text:list-item>
          <text:p text:style-name="P38">This is can be highly advantageous in HPC and HTC systems which access the data frequently. </text:p>
        </text:list-item>
        <text:list-item>
          <text:p text:style-name="P38">The moving parts in tradional starage devices may lead to wear and tear gradually. </text:p>
        </text:list-item>
        <text:list-item>
          <text:p text:style-name="P38">Traditional memory devices has the latency of the head moving to the physical data location on the disk which is overcome by the flash SSD memories, flash memories have high read write performance. </text:p>
        </text:list-item>
        <text:list-item>
          <text:p text:style-name="P38">Physical size of Flash SSD is also very much smaller than that of hard drives</text:p>
        </text:list-item>
      </text:list>
      <text:p text:style-name="P26"/>
      <text:p text:style-name="P26">e. Justify the prediction that InfiniBand and Ethernet will continue to dominate the HPC market.</text:p>
      <text:p text:style-name="P26"/>
      <text:p text:style-name="P26">Infiniband is networking link that is used for connections within and among computers. Infiband has very low latency in message passing. This being highly adopted by the HPC systems for its hig speed and low latency thus increasing the performance of the CPU. GigaBit Ethernet is also another fast connetivity network but still the latency in ethernet is high. Ethernet follows TCP/IP protocol hence it is widely used for economical solution to connect devices but Infiniband is used for high performance.</text:p>
      <text:p text:style-name="P27"/>
      <text:p text:style-name="P27">Problem 1.11<text:tab/></text:p>
      <table:table table:name="Table1" table:style-name="Table1">
        <table:table-column table:style-name="Table1.A"/>
        <table:table-column table:style-name="Table1.B"/>
        <table:table-column table:style-name="Table1.C" table:number-columns-repeated="2"/>
        <table:table-row>
          <table:table-cell table:style-name="Table1.A1" office:value-type="string">
            <text:p text:style-name="P35">Proccessor Micro Architecture</text:p>
          </table:table-cell>
          <table:table-cell table:style-name="Table1.A1" office:value-type="string">
            <text:p text:style-name="P35">Architecture Characteristics</text:p>
          </table:table-cell>
          <table:table-cell table:style-name="Table1.A1" office:value-type="string">
            <text:p text:style-name="P35">Advantages/ Shortcomings</text:p>
          </table:table-cell>
          <table:table-cell table:style-name="Table1.D1" office:value-type="string">
            <text:p text:style-name="P35">Representative Proccessors</text:p>
          </table:table-cell>
        </table:table-row>
        <table:table-row>
          <table:table-cell table:style-name="Table1.A2" office:value-type="string">
            <text:p text:style-name="P35">Single-threaded Superscalar</text:p>
          </table:table-cell>
          <table:table-cell table:style-name="Table1.A2" office:value-type="string">
            <text:p text:style-name="P35">Single threaded proccessor which executes only one task at a time sequentially</text:p>
          </table:table-cell>
          <table:table-cell table:style-name="Table1.A2" office:value-type="string">
            <text:p text:style-name="P35">Proccessing will be very slow as only one thread is processed at a time. High latency.</text:p>
          </table:table-cell>
          <table:table-cell table:style-name="Table1.D2" office:value-type="string">
            <text:p text:style-name="Table_20_Contents"/>
          </table:table-cell>
        </table:table-row>
        <table:table-row>
          <table:table-cell table:style-name="Table1.A2" office:value-type="string">
            <text:p text:style-name="P35">Fine-grain Multi threading</text:p>
          </table:table-cell>
          <table:table-cell table:style-name="Table1.A2" office:value-type="string">
            <text:p text:style-name="P35">The proccessor is multi threaded with thread being chaged for each cycle/ very less cycles.</text:p>
          </table:table-cell>
          <table:table-cell table:style-name="Table1.A2" office:value-type="string">
            <text:p text:style-name="P35">This helps achieve multi tasking and proccessor is more efficient.</text:p>
          </table:table-cell>
          <table:table-cell table:style-name="Table1.D2" office:value-type="string">
            <text:p text:style-name="P36">Sun's UltraSPARC T1</text:p>
          </table:table-cell>
        </table:table-row>
        <table:table-row>
          <table:table-cell table:style-name="Table1.A2" office:value-type="string">
            <text:p text:style-name="P35">Coarse-grain Multi threading</text:p>
          </table:table-cell>
          <table:table-cell table:style-name="Table1.A2" office:value-type="string">
            <text:p text:style-name="P35">It is also a processor supporting multi thrading similar to above but, threads are changed after a few cycles rather than on each cycle</text:p>
          </table:table-cell>
          <table:table-cell table:style-name="Table1.A2" office:value-type="string">
            <text:p text:style-name="P35">Achieves multi tasking and proccessor efficiency is better</text:p>
          </table:table-cell>
          <table:table-cell table:style-name="Table1.D2" office:value-type="string">
            <text:p text:style-name="P36">Intel's Montecito</text:p>
          </table:table-cell>
        </table:table-row>
        <table:table-row>
          <table:table-cell table:style-name="Table1.A2" office:value-type="string">
            <text:p text:style-name="P35">Simultaenous multi threading</text:p>
          </table:table-cell>
          <table:table-cell table:style-name="Table1.A2" office:value-type="string">
            <text:p text:style-name="P35">This is similar to supperscalar architecture but with more than one core. One thread executed per core.</text:p>
          </table:table-cell>
          <table:table-cell table:style-name="Table1.A2" office:value-type="string">
            <text:p text:style-name="P35">Parallel processing is achieved but, latency per core is still high and can be over come by multi threading</text:p>
          </table:table-cell>
          <table:table-cell table:style-name="Table1.D2" office:value-type="string">
            <text:p text:style-name="P36">Intel Pentium 4</text:p>
          </table:table-cell>
        </table:table-row>
        <table:table-row>
          <table:table-cell table:style-name="Table1.A2" office:value-type="string">
            <text:p text:style-name="P35">Multicore Chip Multiprocessor (CMP)</text:p>
          </table:table-cell>
          <table:table-cell table:style-name="Table1.A2" office:value-type="string">
            <text:p text:style-name="P36">Multiple threads are executed in the same cycle</text:p>
          </table:table-cell>
          <table:table-cell table:style-name="Table1.A2" office:value-type="string">
            <text:p text:style-name="P36">Parallel processing is achived also more than a thread is executed per cycle increasing the <text:soft-page-break/>through put</text:p>
          </table:table-cell>
          <table:table-cell table:style-name="Table1.D2" office:value-type="string">
            <text:p text:style-name="P36">Intel Core 2 Duo</text:p>
          </table:table-cell>
        </table:table-row>
      </table:table>
      <text:p text:style-name="P28">Problem 1.12</text:p>
      <text:p text:style-name="P29">Discuss the major advantages and disadvantages in the following areas: </text:p>
      <text:p text:style-name="P29">a. Why are virtual machines and virtual clusters suggested in cloud computing systems?</text:p>
      <text:p text:style-name="P29"><text:tab/>Virtual machines and virtual clusters support cloud computing in a great imapact. Cirtual machines enables the users to be abstracted from the underlying harware. </text:p>
      <text:p text:style-name="P29"><text:tab/>Without virtual machines it would be difficult to provide the harware infrastructure to users.</text:p>
      <text:p text:style-name="P29"><text:tab/>Also Virtual machines <text:s/>support high scalability. The requested infrastructe resource can be allocated to a VM and then provisioned to the clients. </text:p>
      <text:p text:style-name="P29"><text:tab/>Virtual machines provide security layer from one user to other by abstracting users to their own data even if the physical hardware is shared among users.</text:p>
      <text:p text:style-name="P29"><text:tab/>Clusters are higly efficient and provide high performance, by virtualising the cluster, the proccessing power can be provided to users as a service</text:p>
      <text:p text:style-name="P29"/>
      <text:p text:style-name="P29">b. What breakthroughs are required to build virtualized cloud systems cost-effectively? </text:p>
      <text:p text:style-name="P29"><text:tab/>Major break throughs required to build a virtualized cloud <text:s/>systems are as:</text:p>
      <text:p text:style-name="P29">Power efficiency:</text:p>
      <text:p text:style-name="P29"><text:tab/>For a large data center power is the most important factor that contributes to the cost. Efficient power consumption of data centres can lead to a lots of cost savings.</text:p>
      <text:p text:style-name="P30">Fault tolerant storage:</text:p>
      <text:p text:style-name="P30"><text:tab/>As most part of the service provided is for storage, fault tolerant storages will significantly contribute to revenue incase of failures.</text:p>
      <text:p text:style-name="P30">Market strategy:</text:p>
      <text:p text:style-name="P30"><text:tab/>Services can be charged based on the demand. This will ensure resources are also untilised even though at a lower cost during non peak times.</text:p>
      <text:p text:style-name="P30">Data centre location:</text:p>
      <text:p text:style-name="P30"><text:tab/>Data centre location plays a crucial role in cost efficiency. A location with cheaper power, and cool climate round the year may help reducing electricity charges as chillers and air conditioning are a primary requirement for a data centre</text:p>
      <text:p text:style-name="P29"/>
      <text:p text:style-name="P29">c. What are the impacts of cloud platforms on the future of the HPC and HTC industry?</text:p>
      <text:p text:style-name="P29"><text:tab/><text:span text:style-name="T17">Cloud platforms have a significant imapct on HPC and HTC systems in the future.</text:span></text:p>
      <text:p text:style-name="P29"/>
      <text:p text:style-name="P31">HPC:</text:p>
      <text:list xml:id="list4327914715979152275" text:style-name="L2">
        <text:list-item>
          <text:p text:style-name="P39">Cloud computing has the immense potential to serve high demanding HPC systems as vitually a cloud can provide infinte processing power</text:p>
        </text:list-item>
        <text:list-item>
          <text:p text:style-name="P39">Most of the HPC systems are based on scientific and engineering simulations. By using cloud infrastructure services, the end users need not to take concerns on the underlying infrastructures and can fully concentrate on their own applications as the infrastructure is maintained by the providers</text:p>
        </text:list-item>
        <text:list-item>
          <text:p text:style-name="P39">HPC systems can be built on either Private or public clouds based on the neccessity and security requirements.</text:p>
        </text:list-item>
      </text:list>
      <text:p text:style-name="P31">HTC</text:p>
      <text:list xml:id="list2803421164111700543" text:style-name="L3">
        <text:list-item>
          <text:p text:style-name="P41">Cloud computing also has a bigger impact on the HTC based systems. Cloud provides a very high trough put with high processing power.</text:p>
        </text:list-item>
        <text:list-item>
          <text:p text:style-name="P41">Cloud can prove highly cost efficient to HTC systems are the resources are already shared.</text:p>
        </text:list-item>
        <text:list-item>
          <text:p text:style-name="P49"><text:span text:style-name="T13">Major HTC requirements are web search, e-commerce which have a fluctuating demand of processing power. This can <text:s/>be efficiently managed by cloud as </text:span><text:span text:style-name="T14">the resources are scaled to requirement.</text:span></text:p>
        </text:list-item>
      </text:list>
      <text:p text:style-name="P32"/>
      <text:p text:style-name="P32"><text:soft-page-break/></text:p>
      <text:p text:style-name="P32"/>
      <text:p text:style-name="P48">Problem 1.13 </text:p>
      <text:p text:style-name="P48"/>
      <text:p text:style-name="P42">Characterize the following three cloud computing models: </text:p>
      <text:p text:style-name="P42"/>
      <text:p text:style-name="P42">a. What is an IaaS (Infrastructure-as-a-Service) cloud? Give one example system. </text:p>
      <text:p text:style-name="P42"><text:tab/>IaaS as the name suggests is a cloud model in which a service provider provides the basic infrastructure to the users/clients as a service.</text:p>
      <text:p text:style-name="P42"><text:s/>This includes, proccessing power, storage and networks. This resolves the primary issue of any new <text:s/>user to buy expensive IT harware. A major part of the capital investment is saved, and also the chores of maintaining the infrastructure which will need specialised staff and technicians</text:p>
      <text:p text:style-name="P42">Eg: Amazon EC2, S3</text:p>
      <text:p text:style-name="P42"/>
      <text:p text:style-name="P42">b. What is a PaaS (Platform-as-a-Service) cloud? Give one example system. </text:p>
      <text:p text:style-name="P42"><text:tab/>PaaS is another cloud model where a platform or programming environment is provided to the users where the user can deploy and run their own applications.</text:p>
      <text:p text:style-name="P42"><text:s/>The platform requirements is specified and the provider makes available the requested support. Depending upon the cloud service provider, the platform may have different sets of tools. </text:p>
      <text:p text:style-name="P42">Eg: Google App engine, Microsoft Azure</text:p>
      <text:p text:style-name="P42"/>
      <text:p text:style-name="P42">c. What is a SaaS (Software-as-a-Service) cloud? Give one example system.</text:p>
      <text:p text:style-name="P42"><text:tab/>SaaS is the cloud model in which the direct applicaiton software is provisioned to the end user who ever may need it as a service. This service does not require and IT knowledge for the user to consume. It will be a end software serving its own purpose and the users are completely abstracted of the all the underlying infrastructures and tools.</text:p>
      <text:p text:style-name="P42">Eg: Google Docs, DropBox</text:p>
      <text:p text:style-name="P33"/>
      <text:p text:style-name="P43">Problem 1.14</text:p>
      <text:p text:style-name="P43">Briefly explain each of the following cloud computing services. Identify two cloud providers by</text:p>
      <text:p text:style-name="P43">company name in each service category.</text:p>
      <text:p text:style-name="P45">a. Application cloud services</text:p>
      <text:p text:style-name="P43"><text:tab/>Application cloud services are the service that are offered to the end users as direct consumable services. This is a Saas model of cloud computing. All app development/ infrastructure is abstracted from the user. Example services include online virus scanning. </text:p>
      <text:p text:style-name="P45"/>
      <text:p text:style-name="P45">b.Platform cloud services</text:p>
      <text:p text:style-name="P43"><text:tab/>Platform cloud services are the service provided to user to develop and deploy their own softares/applications. All neccessary support for the development and deployment tools are provided by the service provider. By this way the infrastructure layer is abstracted from the user.</text:p>
      <text:p text:style-name="P43">Eg: Amazon EC2, Google App Engine</text:p>
      <text:p text:style-name="P45"/>
      <text:p text:style-name="P45">c.Compute and storage services</text:p>
      <text:p text:style-name="P45"><text:tab/><text:span text:style-name="T21">Compute and storage service are the Infrastructure as a service. Many service providers provision their processing and storage to users through VM. Compute cloud service: Amazon EC2, Storage Services: Google Drive</text:span></text:p>
      <text:p text:style-name="P45"><text:span text:style-name="T21"/></text:p>
      <text:p text:style-name="P45"><text:span text:style-name="T22">d.</text:span>Collocation cloud services</text:p>
      <text:p text:style-name="P50"><text:span text:style-name="T15"><text:tab/></text:span>A colocation (colo) is a data center facility in which a business can rent space for servers and other computing hardware. Typically, a colo provides the building, cooling, power, bandwidth and physical security while the customer provides servers and storage.</text:p>
      <text:p text:style-name="P45"/>
      <text:p text:style-name="P45"><text:soft-page-break/><text:span text:style-name="T27">e.</text:span>Network cloud services </text:p>
      <text:p text:style-name="P51"><text:span text:style-name="T27">The cloud service p</text:span>rovider <text:span text:style-name="T27">provides </text:span>cloud infrastructure by offering their secure and reliable network infrastructure. Customer can deploy their own protocol and network restrictions using additional computational resources such as switches and routers.</text:p>
      <text:p text:style-name="P52"/>
      <text:p text:style-name="P52">Problem 1.15</text:p>
      <text:p text:style-name="P52">Briefly explain the following terms associated with network threats or security defense in a distribu-</text:p>
      <text:p text:style-name="P52">ted computing system:</text:p>
      <text:p text:style-name="P52">a.Denial of service (DoS)</text:p>
      <text:p text:style-name="P60"><text:span text:style-name="T26"><text:tab/></text:span>In computing, a <text:span text:style-name="T18">denial-of-service</text:span> (<text:span text:style-name="T18">DoS</text:span>) or distributed <text:span text:style-name="T18">denial-of-service</text:span> (<text:span text:style-name="T18">DDoS</text:span>) <text:span text:style-name="T18">attack</text:span> is an attempt to make a machine or network resource unavailable to its intended users.</text:p>
      <text:p text:style-name="P52">b.Trojan horse</text:p>
      <text:p text:style-name="P60"><text:span text:style-name="T26"><text:tab/></text:span><text:span text:style-name="T18">Trojan horse</text:span>, or <text:span text:style-name="T18">Trojan</text:span>, is a generally non-self-replicating type of <text:span text:style-name="T28">virus or a malware</text:span> containing malicious code that, when executed, carries out actions determined by the nature of the Trojan, typically causing loss or theft of data, and possible system harm. </text:p>
      <text:p text:style-name="P52"><text:span text:style-name="T28">c.</text:span>Network worm</text:p>
      <text:p text:style-name="P53">Network worm is a malware program that can replicate itself and easily spread to network and infecting large number of software and host computers.</text:p>
      <text:p text:style-name="P54">d.<text:span text:style-name="T27">Service spoofing</text:span></text:p>
      <text:p text:style-name="P54">A host or a group of host that attempts to send or receive or deny a specific service or services to their target audience by flooding the traffic on related service. Attacker generally gets the control over the data by using the service.</text:p>
      <text:p text:style-name="P52"><text:span text:style-name="T28">e.</text:span>Authorization</text:p>
      <text:p text:style-name="P53">it is a process to control the access of the shared resources. It is based of pre-defined policy and access right that an identity can access the particular resources. Only central authority or administrator is capable of issuing and revoking the polices of access rights.</text:p>
      <text:p text:style-name="P52"><text:span text:style-name="T28">f.</text:span>Authentication</text:p>
      <text:p text:style-name="P53">it is a process of identifying a person or software program using username and password. It generally gives access to the system or the system resources.</text:p>
      <text:p text:style-name="P52"><text:span text:style-name="T28">g.</text:span>Data integrity</text:p>
      <text:p text:style-name="P53"><text:tab/>it means keeping data secure, consistent and accurate over the entire process of processing or shifting from one server to another server. Methods opted for integrity is:</text:p>
      <text:list xml:id="list7505530346689665503" text:style-name="WWNum23">
        <text:list-item>
          <text:p text:style-name="P63">Data and input validation</text:p>
        </text:list-item>
        <text:list-item>
          <text:p text:style-name="P63">Database backup and scheduling</text:p>
        </text:list-item>
      </text:list>
      <text:p text:style-name="P53">Encrypting data.</text:p>
      <text:p text:style-name="P52"><text:span text:style-name="T28">h.</text:span>Confidentiality</text:p>
      <text:p text:style-name="P61"><text:span text:style-name="T23"><text:tab/>It is kind of agreement between the client and company that an individual or company can’t reveal their information without their consent or knowledge.</text:span></text:p>
      <text:p text:style-name="P53"/>
      <text:p text:style-name="P54">Problem 1.16</text:p>
      <text:p text:style-name="P54">Briefly answer the following questions regarding green information technology and energy effi-</text:p>
      <text:p text:style-name="P54">ciency in distributed systems:</text:p>
      <text:p text:style-name="P54"/>
      <text:p text:style-name="P54">a. Why is power consumption critical to data-center operations?</text:p>
      <text:p text:style-name="P54"><text:s/><text:tab/>Because data centres consume a lot of power for all the electronics used in the data centre. It is estimated that googles data centre consumes more power than any avaerage city. Any power failures may lead to serious SLA violations and unreliable. Hence power is very crucial and a data centre needs to be as power efficient as possible to reduce overall cost</text:p>
      <text:p text:style-name="P55"/>
      <text:p text:style-name="P55">b. What constitutes the dynamic voltage frequency scaling (DVFS) technique?</text:p>
      <text:p text:style-name="P55"><text:span text:style-name="T29">D</text:span>ynamic voltage frequency scaling (DVFS) , a power management technique in computer <text:soft-page-break/>architecture, where the voltage <text:span text:style-name="T29">and frequency </text:span>used in a component is increased or decreased.</text:p>
      <text:p text:style-name="P54"/>
      <text:p text:style-name="P54">c. Conduct in-depth research on recent progress in green IT research, and write a report on its</text:p>
      <text:p text:style-name="P54">applications to data-center design and cloud service applications.</text:p>
      <text:p text:style-name="P54">-</text:p>
      <text:p text:style-name="P54"/>
      <text:p text:style-name="P56">Problem 1.17</text:p>
      <text:p text:style-name="P56">Compare GPU and CPU chips in terms of their strengths and weaknesses. In particular, discuss the</text:p>
      <text:p text:style-name="P56">trade-offs between power efficiency, programmability, and performance. Also compare various</text:p>
      <text:p text:style-name="P56">MPP architectures in processor selection, performance target, efficiency, and packaging constraints.</text:p>
      <text:p text:style-name="P58">Solution</text:p>
      <text:p text:style-name="P59">A GPU is graphics co-processor that is mounted on the video card or computer graphics card that process and manipulate the video or image buffer through a fixed graphic pipeline. GPU <text:span text:style-name="T31">have many simple cores that </text:span>help <text:span text:style-name="T31">achieving </text:span>massively parallel <text:span text:style-name="T31">proccessing. </text:span></text:p>
      <text:p text:style-name="P59"/>
      <text:p text:style-name="P59">Strength:</text:p>
      <text:list xml:id="list3160972813960043006" text:style-name="WWNum28">
        <text:list-item>
          <text:p text:style-name="P64">GPU support different parallel programming models (MPP) such as NVIDIA CUDA, OpenCL.</text:p>
        </text:list-item>
        <text:list-item>
          <text:p text:style-name="P64">GPU can process large amount of <text:span text:style-name="T32">graphical </text:span>data very quickly.</text:p>
        </text:list-item>
        <text:list-item>
          <text:p text:style-name="P64">GPU support multiple threads parallel execution per processor</text:p>
        </text:list-item>
        <text:list-item>
          <text:p text:style-name="P64">GPU <text:span text:style-name="T32">has 100s to 1000s of cores with shared memory.</text:span></text:p>
        </text:list-item>
        <text:list-item>
          <text:p text:style-name="P64">GPU utilizes its own video card RAM for processing.</text:p>
        </text:list-item>
        <text:list-item>
          <text:p text:style-name="P67">GPU removes the over head from CPU for data intensive calculations.</text:p>
        </text:list-item>
      </text:list>
      <text:p text:style-name="P59">Weakness:</text:p>
      <text:list xml:id="list2924679622548735256" text:style-name="WWNum29">
        <text:list-item>
          <text:p text:style-name="P65">Require more power and require different PCI slot.</text:p>
        </text:list-item>
        <text:list-item>
          <text:p text:style-name="P65">Can’t share real time CPU workload if not meant for GPU.</text:p>
        </text:list-item>
        <text:list-item>
          <text:p text:style-name="P65">Different programming model and instruction set.</text:p>
        </text:list-item>
        <text:list-item>
          <text:p text:style-name="P65">Require cooling fan or heat sink to absorb the heat.</text:p>
        </text:list-item>
      </text:list>
      <text:p text:style-name="P59">CPU: Central Processing Unit</text:p>
      <text:p text:style-name="P62"><text:span text:style-name="T25">P</text:span><text:span text:style-name="T23">rimary function of CPU is to execute the instruction set that is stored in computer memory. Important components of CPU are Control unit, Arithmetic logic unit and set of registers. ALU do the mathematical calculation and make the logical comparison. Control unit access the program instruction, decode and flow it through ALU for processing. </text:span><text:span text:style-name="T25">CPUs are designed to manage memory latency.</text:span></text:p>
      <text:p text:style-name="P59"/>
      <text:p text:style-name="P59">Weakness:</text:p>
      <text:list xml:id="list6045124079032680601" text:style-name="WWNum30">
        <text:list-item>
          <text:p text:style-name="P66">Get Overheated.</text:p>
        </text:list-item>
        <text:list-item>
          <text:p text:style-name="P66">Limited Data size.</text:p>
        </text:list-item>
        <text:list-item>
          <text:p text:style-name="P66">Can’t support MPP on their architecture.</text:p>
        </text:list-item>
        <text:list-item>
          <text:p text:style-name="P66">Very small cache size memory.</text:p>
        </text:list-item>
      </text:list>
      <text:p text:style-name="P57"/>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Courier New1" style:font-family-complex="'Courier New'" style:font-family-generic-complex="system" style:font-pitch-complex="variable"/>
    </style:style>
    <style:style style:name="Default_20_Paragraph_20_Font" style:display-name="Default Paragraph Font" style:family="text"/>
    <style:style style:name="addmd"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21:10:54.405708783</meta:creation-date>
    <dc:date>2014-10-24T18:39:50.212356631</dc:date>
    <meta:editing-duration>PT4H47M1S</meta:editing-duration>
    <meta:editing-cycles>9</meta:editing-cycles>
    <meta:generator>LibreOffice/4.2.6.3$Linux_X86_64 LibreOffice_project/420m0$Build-3</meta:generator>
    <meta:document-statistic meta:table-count="1" meta:image-count="0" meta:object-count="0" meta:page-count="12" meta:paragraph-count="303" meta:word-count="5198" meta:character-count="32723" meta:non-whitespace-character-count="27681"/>
  </office:meta>
</office:document-meta>
</file>